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1154" officeooo:paragraph-rsid="001c1154"/>
    </style:style>
    <style:style style:name="P2" style:family="paragraph" style:parent-style-name="Standard" style:list-style-name="L1">
      <style:text-properties officeooo:rsid="001c1154" officeooo:paragraph-rsid="001c1154"/>
    </style:style>
    <style:style style:name="P3" style:family="paragraph" style:parent-style-name="Standard" style:list-style-name="L1">
      <style:text-properties officeooo:rsid="001c1154" officeooo:paragraph-rsid="0024fcda"/>
    </style:style>
    <style:style style:name="P4" style:family="paragraph" style:parent-style-name="Standard">
      <style:text-properties officeooo:rsid="001c1154" officeooo:paragraph-rsid="001f32e3"/>
    </style:style>
    <style:style style:name="P5" style:family="paragraph" style:parent-style-name="Standard">
      <style:text-properties officeooo:rsid="001c1154" officeooo:paragraph-rsid="001ffeb3"/>
    </style:style>
    <style:style style:name="P6" style:family="paragraph" style:parent-style-name="Standard">
      <style:text-properties officeooo:rsid="001ffeb3" officeooo:paragraph-rsid="001ffeb3"/>
    </style:style>
    <style:style style:name="P7" style:family="paragraph" style:parent-style-name="Standard">
      <style:text-properties officeooo:rsid="001ffeb3" officeooo:paragraph-rsid="00215bdd"/>
    </style:style>
    <style:style style:name="P8" style:family="paragraph" style:parent-style-name="Standard">
      <style:text-properties officeooo:rsid="00215bdd" officeooo:paragraph-rsid="00215bdd"/>
    </style:style>
    <style:style style:name="P9" style:family="paragraph" style:parent-style-name="Standard">
      <style:text-properties officeooo:rsid="00219e9c" officeooo:paragraph-rsid="00219e9c"/>
    </style:style>
    <style:style style:name="P10" style:family="paragraph" style:parent-style-name="Standard" style:list-style-name="L1">
      <style:text-properties officeooo:rsid="00234359" officeooo:paragraph-rsid="00234359" fo:background-color="#ffffff"/>
    </style:style>
    <style:style style:name="P11" style:family="paragraph" style:parent-style-name="Standard" style:list-style-name="L1">
      <style:text-properties officeooo:rsid="0024fcda" officeooo:paragraph-rsid="0024fcda" fo:background-color="#ffffff"/>
    </style:style>
    <style:style style:name="P12" style:family="paragraph" style:parent-style-name="Standard" style:list-style-name="L1">
      <style:text-properties officeooo:rsid="00234359" officeooo:paragraph-rsid="00234359"/>
    </style:style>
    <style:style style:name="P13" style:family="paragraph" style:parent-style-name="Standard">
      <style:text-properties officeooo:rsid="0024fcda" officeooo:paragraph-rsid="0024fcda"/>
    </style:style>
    <style:style style:name="P14" style:family="paragraph" style:parent-style-name="Standard" style:list-style-name="L1">
      <style:text-properties officeooo:rsid="00273c03" officeooo:paragraph-rsid="00273c03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officeooo:rsid="001c1154" officeooo:paragraph-rsid="001c1154"/>
    </style:style>
    <style:style style:name="P16" style:family="paragraph" style:parent-style-name="Standard">
      <style:paragraph-properties fo:margin-left="0in" fo:margin-right="0in" fo:text-indent="0in" style:auto-text-indent="false"/>
      <style:text-properties officeooo:rsid="001c1154" officeooo:paragraph-rsid="001c1154"/>
    </style:style>
    <style:style style:name="P17" style:family="paragraph" style:parent-style-name="Standard" style:list-style-name="L2">
      <style:paragraph-properties fo:margin-left="0in" fo:margin-right="0in" fo:text-indent="0in" style:auto-text-indent="false"/>
      <style:text-properties officeooo:rsid="001c1154" officeooo:paragraph-rsid="001c1154"/>
    </style:style>
    <style:style style:name="P18" style:family="paragraph" style:parent-style-name="Standard">
      <style:paragraph-properties fo:margin-left="0in" fo:margin-right="0in" fo:text-indent="0in" style:auto-text-indent="false"/>
      <style:text-properties officeooo:rsid="001c1154" officeooo:paragraph-rsid="0028dc35"/>
    </style:style>
    <style:style style:name="P19" style:family="paragraph" style:parent-style-name="Standard">
      <style:paragraph-properties fo:margin-left="0in" fo:margin-right="0in" fo:text-indent="0in" style:auto-text-indent="false"/>
      <style:text-properties officeooo:rsid="001c1154" officeooo:paragraph-rsid="00298b9d"/>
    </style:style>
    <style:style style:name="P20" style:family="paragraph" style:parent-style-name="Standard">
      <style:paragraph-properties fo:margin-left="0in" fo:margin-right="0in" fo:text-indent="0in" style:auto-text-indent="false"/>
      <style:text-properties officeooo:rsid="001c1154" officeooo:paragraph-rsid="002b4090"/>
    </style:style>
    <style:style style:name="P21" style:family="paragraph" style:parent-style-name="Standard">
      <style:paragraph-properties fo:margin-left="0in" fo:margin-right="0in" fo:text-indent="0in" style:auto-text-indent="false"/>
      <style:text-properties officeooo:rsid="001c1154" officeooo:paragraph-rsid="002c95cb"/>
    </style:style>
    <style:style style:name="P22" style:family="paragraph" style:parent-style-name="Standard">
      <style:paragraph-properties fo:margin-left="0in" fo:margin-right="0in" fo:text-indent="0in" style:auto-text-indent="false"/>
      <style:text-properties officeooo:rsid="001c1154" officeooo:paragraph-rsid="002cfd62"/>
    </style:style>
    <style:style style:name="P23" style:family="paragraph" style:parent-style-name="Standard">
      <style:paragraph-properties fo:margin-left="0in" fo:margin-right="0in" fo:text-indent="0in" style:auto-text-indent="false"/>
      <style:text-properties officeooo:rsid="001c1154" officeooo:paragraph-rsid="003046c9"/>
    </style:style>
    <style:style style:name="P24" style:family="paragraph" style:parent-style-name="Standard">
      <style:paragraph-properties fo:margin-left="0in" fo:margin-right="0in" fo:text-indent="0in" style:auto-text-indent="false"/>
      <style:text-properties officeooo:rsid="001c1154" officeooo:paragraph-rsid="00352c77"/>
    </style:style>
    <style:style style:name="P25" style:family="paragraph" style:parent-style-name="Standard">
      <style:paragraph-properties fo:margin-left="0in" fo:margin-right="0in" fo:text-indent="0in" style:auto-text-indent="false"/>
      <style:text-properties officeooo:rsid="001c1154" officeooo:paragraph-rsid="00365c50"/>
    </style:style>
    <style:style style:name="P26" style:family="paragraph" style:parent-style-name="Standard">
      <style:paragraph-properties fo:margin-left="0in" fo:margin-right="0in" fo:text-indent="0in" style:auto-text-indent="false"/>
      <style:text-properties officeooo:rsid="001c1154" officeooo:paragraph-rsid="0037549c"/>
    </style:style>
    <style:style style:name="P27" style:family="paragraph" style:parent-style-name="Standard">
      <style:paragraph-properties fo:margin-left="0in" fo:margin-right="0in" fo:text-indent="0in" style:auto-text-indent="false"/>
      <style:text-properties officeooo:rsid="001c1154" officeooo:paragraph-rsid="00385474"/>
    </style:style>
    <style:style style:name="P28" style:family="paragraph" style:parent-style-name="Standard">
      <style:paragraph-properties fo:margin-left="0in" fo:margin-right="0in" fo:text-indent="0in" style:auto-text-indent="false"/>
      <style:text-properties officeooo:rsid="002b4090" officeooo:paragraph-rsid="002b4090"/>
    </style:style>
    <style:style style:name="P29" style:family="paragraph" style:parent-style-name="Standard">
      <style:paragraph-properties fo:margin-left="0in" fo:margin-right="0in" fo:text-indent="0in" style:auto-text-indent="false"/>
      <style:text-properties officeooo:rsid="002c95cb" officeooo:paragraph-rsid="002c95cb"/>
    </style:style>
    <style:style style:name="P30" style:family="paragraph" style:parent-style-name="Standard">
      <style:paragraph-properties fo:margin-left="0in" fo:margin-right="0in" fo:text-indent="0in" style:auto-text-indent="false"/>
      <style:text-properties officeooo:rsid="002f4745" officeooo:paragraph-rsid="002f4745"/>
    </style:style>
    <style:style style:name="P31" style:family="paragraph" style:parent-style-name="Standard">
      <style:paragraph-properties fo:margin-left="0in" fo:margin-right="0in" fo:text-indent="0in" style:auto-text-indent="false"/>
      <style:text-properties officeooo:rsid="003046c9" officeooo:paragraph-rsid="003046c9"/>
    </style:style>
    <style:style style:name="P32" style:family="paragraph" style:parent-style-name="Standard">
      <style:paragraph-properties fo:margin-left="0in" fo:margin-right="0in" fo:text-indent="0in" style:auto-text-indent="false"/>
      <style:text-properties officeooo:rsid="00312533" officeooo:paragraph-rsid="00312533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officeooo:rsid="001c1154" officeooo:paragraph-rsid="001c1154"/>
    </style:style>
    <style:style style:name="P34" style:family="paragraph" style:parent-style-name="Standard" style:list-style-name="L2">
      <style:paragraph-properties fo:margin-left="0.4925in" fo:margin-right="0in" fo:text-indent="0in" style:auto-text-indent="false"/>
      <style:text-properties officeooo:rsid="001c1154" officeooo:paragraph-rsid="001c1154"/>
    </style:style>
    <style:style style:name="T1" style:family="text">
      <style:text-properties officeooo:rsid="001c1154"/>
    </style:style>
    <style:style style:name="T2" style:family="text">
      <style:text-properties officeooo:rsid="001cdf0e" fo:background-color="#ffffff" loext:char-shading-value="0"/>
    </style:style>
    <style:style style:name="T3" style:family="text">
      <style:text-properties officeooo:rsid="001f32e3" fo:background-color="#ffffff" loext:char-shading-value="0"/>
    </style:style>
    <style:style style:name="T4" style:family="text">
      <style:text-properties officeooo:rsid="001c1154" fo:background-color="#ffffff" loext:char-shading-value="0"/>
    </style:style>
    <style:style style:name="T5" style:family="text">
      <style:text-properties fo:background-color="#ffffff" loext:char-shading-value="0"/>
    </style:style>
    <style:style style:name="T6" style:family="text">
      <style:text-properties officeooo:rsid="00215bdd" fo:background-color="#ffffff" loext:char-shading-value="0"/>
    </style:style>
    <style:style style:name="T7" style:family="text">
      <style:text-properties officeooo:rsid="001f32e3"/>
    </style:style>
    <style:style style:name="T8" style:family="text">
      <style:text-properties officeooo:rsid="001ffeb3"/>
    </style:style>
    <style:style style:name="T9" style:family="text">
      <style:text-properties officeooo:rsid="00219e9c"/>
    </style:style>
    <style:style style:name="T10" style:family="text">
      <style:text-properties officeooo:rsid="0024fcda"/>
    </style:style>
    <style:style style:name="T11" style:family="text">
      <style:text-properties officeooo:rsid="0025554f"/>
    </style:style>
    <style:style style:name="T12" style:family="text">
      <style:text-properties officeooo:rsid="0025a3e2"/>
    </style:style>
    <style:style style:name="T13" style:family="text">
      <style:text-properties officeooo:rsid="00273c03"/>
    </style:style>
    <style:style style:name="T14" style:family="text">
      <style:text-properties officeooo:rsid="00298b9d"/>
    </style:style>
    <style:style style:name="T15" style:family="text">
      <style:text-properties officeooo:rsid="002b409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cfd62" style:font-weight-asian="bold" style:font-weight-complex="bold"/>
    </style:style>
    <style:style style:name="T18" style:family="text">
      <style:text-properties fo:font-weight="bold" officeooo:rsid="002d92d0" style:font-weight-asian="bold" style:font-weight-complex="bold"/>
    </style:style>
    <style:style style:name="T19" style:family="text">
      <style:text-properties fo:font-weight="bold" officeooo:rsid="002eb0ab" style:font-weight-asian="bold" style:font-weight-complex="bold"/>
    </style:style>
    <style:style style:name="T20" style:family="text">
      <style:text-properties fo:font-weight="bold" officeooo:rsid="00333553" style:font-weight-asian="bold" style:font-weight-complex="bold"/>
    </style:style>
    <style:style style:name="T21" style:family="text">
      <style:text-properties fo:font-weight="bold" officeooo:rsid="00352c77" style:font-weight-asian="bold" style:font-weight-complex="bold"/>
    </style:style>
    <style:style style:name="T22" style:family="text">
      <style:text-properties fo:font-weight="bold" officeooo:rsid="00365c50" style:font-weight-asian="bold" style:font-weight-complex="bold"/>
    </style:style>
    <style:style style:name="T23" style:family="text">
      <style:text-properties fo:font-weight="bold" officeooo:rsid="0037549c" style:font-weight-asian="bold" style:font-weight-complex="bold"/>
    </style:style>
    <style:style style:name="T24" style:family="text">
      <style:text-properties fo:font-weight="bold" officeooo:rsid="00385474" style:font-weight-asian="bold" style:font-weight-complex="bold"/>
    </style:style>
    <style:style style:name="T25" style:family="text">
      <style:text-properties officeooo:rsid="003046c9"/>
    </style:style>
    <style:style style:name="T26" style:family="text">
      <style:text-properties officeooo:rsid="00312533"/>
    </style:style>
    <style:style style:name="T27" style:family="text">
      <style:text-properties officeooo:rsid="00322bd2"/>
    </style:style>
    <style:style style:name="T28" style:family="text">
      <style:text-properties officeooo:rsid="00385474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Mc<text:span text:style-name="T28">D</text:span>onough</text:p>
      <text:p text:style-name="P1">CS524</text:p>
      <text:p text:style-name="P1">11/9</text:p>
      <text:p text:style-name="P1"/>
      <text:p text:style-name="P1">7.4)Which of the following are <text:span text:style-name="T5">correct?</text:span></text:p>
      <text:list xml:id="list3766828215543819440" text:style-name="L1">
        <text:list-item>
          <text:p text:style-name="P12"><text:span text:style-name="T5">Correct,</text:span><text:span text:style-name="T2"> </text:span><text:span text:style-name="T5">b</text:span><text:span text:style-name="T3">ecause</text:span><text:span text:style-name="T2"> False is an empty set, </text:span><text:span text:style-name="T3">it is a subset of a True set, aka KB</text:span></text:p>
        </text:list-item>
      </text:list>
      <text:p text:style-name="P1"><text:span text:style-name="T3"/></text:p>
      <text:list xml:id="list204146242150451" text:continue-numbering="true" text:style-name="L1">
        <text:list-item>
          <text:p text:style-name="P12"><text:span text:style-name="T7">Incorrect, because a true set or KB is not entailed in an empty set.</text:span></text:p>
        </text:list-item>
      </text:list>
      <text:p text:style-name="P1"/>
      <text:list xml:id="list204147194042116" text:continue-numbering="true" text:style-name="L1">
        <text:list-item>
          <text:p text:style-name="P10">Correct,</text:p>
        </text:list-item>
      </text:list>
      <text:p text:style-name="P1"/>
      <text:p text:style-name="P4">(A ⇔ B) <text:span text:style-name="T7">= (A ⇒ B) ∧ (B ⇒ A) = (¬A ∨ B) ∧ (¬B ∨ A) = (A∧B)∨(¬B∧¬A)</text:span></text:p>
      <text:p text:style-name="P4"/>
      <text:p text:style-name="P4"><text:span text:style-name="T7">(A∧B) is a subset of (A∧B)∨(¬B∧¬A), therefore true</text:span></text:p>
      <text:p text:style-name="P4"/>
      <text:list xml:id="list204147180337398" text:continue-numbering="true" text:style-name="L1">
        <text:list-item>
          <text:p text:style-name="P2"><text:span text:style-name="T8">False, because not every possibility of A ⇔ B is encapsulated in <text:s/>A ∨ B.</text:span></text:p>
        </text:list-item>
      </text:list>
      <text:p text:style-name="P1"/>
      <text:list xml:id="list204145593730630" text:continue-numbering="true" text:style-name="L1">
        <text:list-item>
          <text:p text:style-name="P2">A ⇔ B |= ¬A ∨ B.</text:p>
        </text:list-item>
      </text:list>
      <text:p text:style-name="P1"/>
      <text:p text:style-name="P6">False, because not every possibility of <text:span text:style-name="T1">A ⇔ B </text:span>is encapsulated in <text:s/><text:span text:style-name="T1">¬A ∨ B.</text:span></text:p>
      <text:p text:style-name="P5"/>
      <text:list xml:id="list204147236686316" text:continue-numbering="true" text:style-name="L1">
        <text:list-item>
          <text:p text:style-name="P11">True</text:p>
        </text:list-item>
      </text:list>
      <text:p text:style-name="P1"/>
      <text:p text:style-name="P6">True, because <text:span text:style-name="T7">(¬</text:span><text:span text:style-name="T4">(A ∧ B)</text:span><text:span text:style-name="T3"> </text:span><text:span text:style-name="T7">∨ </text:span>C<text:span text:style-name="T7">) </text:span>(equivalent<text:span text:style-name="T5"> to </text:span><text:span text:style-name="T4">(A ∧ B) ⇒ C</text:span>)<text:span text:style-name="T7"> </text:span>is a subset of by <text:span text:style-name="T4">(A ⇒ C) ∨ (B ⇒ C)</text:span></text:p>
      <text:p text:style-name="P1"/>
      <text:list xml:id="list204146934119519" text:continue-numbering="true" text:style-name="L1">
        <text:list-item>
          <text:p text:style-name="P2"><text:span text:style-name="T8">True, </text:span></text:p>
        </text:list-item>
      </text:list>
      <text:p text:style-name="P7"><text:span text:style-name="T1">(C ∨ (¬A ∧ ¬B)) </text:span>= <text:span text:style-name="T1">(C ∨ </text:span>C<text:span text:style-name="T1">)</text:span> = C </text:p>
      <text:p text:style-name="P7"><text:span text:style-name="T4">(A ⇒ C) ∧ (B ⇒ C) </text:span><text:span text:style-name="T6">= C </text:span><text:span text:style-name="T4">∧ </text:span><text:span text:style-name="T6">C = C</text:span></text:p>
      <text:p text:style-name="P8"><text:span text:style-name="T6">C </text:span><text:span text:style-name="T5">= C</text:span></text:p>
      <text:p text:style-name="P1"/>
      <text:list xml:id="list204146270202142" text:continue-numbering="true" text:style-name="L1">
        <text:list-item>
          <text:p text:style-name="P2"><text:span text:style-name="T9">True, by any case A or B is True, (¬C ∨ ¬D ∨ E) will be true</text:span></text:p>
        </text:list-item>
      </text:list>
      <text:p text:style-name="P9"/>
      <text:list xml:id="list204145533283241" text:continue-numbering="true" text:style-name="L1">
        <text:list-item>
          <text:p text:style-name="P3"><text:span text:style-name="T10">False, because every element of (A ∨ B) ∧ (¬C ∨ ¬D ∨ E) is a subset of (A ∨ B) ∧ (¬D ∨ E)</text:span></text:p>
        </text:list-item>
      </text:list>
      <text:p text:style-name="P13"><text:s/>for example, if D is true and E is false, while C is true. This is true in one case but not the other.</text:p>
      <text:p text:style-name="P1"/>
      <text:list xml:id="list204146557450301" text:continue-numbering="true" text:style-name="L1">
        <text:list-item>
          <text:p text:style-name="P2">Satisfiable, <text:span text:style-name="T11">if A = True and B is False</text:span></text:p>
        </text:list-item>
      </text:list>
      <text:p text:style-name="P1"/>
      <text:list xml:id="list204145655469391" text:continue-numbering="true" text:style-name="L1">
        <text:list-item>
          <text:p text:style-name="P2"><text:span text:style-name="T12">S</text:span>atisfiable <text:span text:style-name="T12">if both A and B are true or false.</text:span></text:p>
        </text:list-item>
      </text:list>
      <text:p text:style-name="P1"/>
      <text:list xml:id="list204146783116187" text:continue-numbering="true" text:style-name="L1">
        <text:list-item>
          <text:p text:style-name="P14">This is true, by truth table. Where 8 models total (4 each). Evenly split T and F.</text:p>
        </text:list-item>
      </text:list>
      <text:p text:style-name="P1"/>
      <text:p text:style-name="P1">7.14)According to some political pundits, a person who is radical (R) is electable (E) if</text:p>
      <text:p text:style-name="P1">he/she is conservative (C), but otherwise is not electable.</text:p>
      <text:list xml:id="list7541306960434448728" text:style-name="L2">
        <text:list-item>
          <text:p text:style-name="P17">Which of the following are correct representations of this assertion?</text:p>
          <text:list>
            <text:list-item>
              <text:list>
                <text:list-item>
                  <text:list>
                    <text:list-header>
                      <text:p text:style-name="P34">R ⇒ (E ⇐⇒ C) <text:span text:style-name="T13">because it reads as the above sentence.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5"/>
      <text:list xml:id="list204146385259101" text:continue-numbering="true" text:style-name="L2">
        <text:list-item>
          <text:p text:style-name="P17">Which of the sentences in (a) can be expressed in Horn form?</text:p>
        </text:list-item>
      </text:list>
      <text:p text:style-name="P18"/>
      <text:p text:style-name="P19"><text:tab/>R ⇒ (E ⇐⇒ C) : ¬<text:span text:style-name="T14">((</text:span>¬<text:span text:style-name="T14">E ∨ C) ∧ (E ∨ </text:span>¬<text:span text:style-name="T14">C)) </text:span>⇒ ¬<text:span text:style-name="T14">R</text:span></text:p>
      <text:p text:style-name="P18"><text:soft-page-break/></text:p>
      <text:p text:style-name="P18"/>
      <text:p text:style-name="P16">7.18) Consider the following sentence:</text:p>
      <text:p text:style-name="P16">[(Food ⇒ Party) ∨ (Drinks ⇒ Party)] ⇒ [(Food ∧ Drinks) ⇒ Party] .</text:p>
      <text:p text:style-name="P16">a. Determine, using enumeration, whether this sentence is valid, satisfiable (but not valid),</text:p>
      <text:p text:style-name="P16">or unsatisfiable.</text:p>
      <text:p text:style-name="P16"/>
      <text:p text:style-name="P28">Valid</text:p>
      <text:p text:style-name="P28"/>
      <text:p text:style-name="P16">b. Convert the left-hand and right-hand sides of the main implication into CNF, showing</text:p>
      <text:p text:style-name="P16">each step, and explain how the results confirm your answer to (a).</text:p>
      <text:p text:style-name="P16"/>
      <text:p text:style-name="P28">Original:</text:p>
      <text:p text:style-name="P20">[(Food ⇒ Party) ∨ (Drinks ⇒ Party)] ⇒ [(Food ∧ Drinks) ⇒ Party]</text:p>
      <text:p text:style-name="P20"/>
      <text:p text:style-name="P28">CNF left:</text:p>
      <text:p text:style-name="P21"><text:span text:style-name="T15">[</text:span>(¬Food ∨ Party) ∨ (¬Drinks ∨ Party)<text:span text:style-name="T15">] </text:span>⇒ [(Food ∧ Drinks) ⇒ Party]</text:p>
      <text:p text:style-name="P21"><text:s/></text:p>
      <text:p text:style-name="P28">CNF right:</text:p>
      <text:p text:style-name="P20"><text:span text:style-name="T15">[</text:span>(¬Food ∨ Party) ∨ (¬Drinks ∨ Party)<text:span text:style-name="T15">] </text:span>⇒ [¬(Food ∧ Drinks) ∨ Party] </text:p>
      <text:p text:style-name="P20"/>
      <text:p text:style-name="P29">Distribution over <text:span text:style-name="T1">∨ </text:span>rule: to try to make the sides equivalent</text:p>
      <text:p text:style-name="P21"><text:span text:style-name="T15">[(Party </text:span>∨<text:span text:style-name="T15">(</text:span>¬Food ∨ ¬Drinks <text:span text:style-name="T15">))] </text:span>⇒ [¬(Food ∧ Drinks) ∨ Party] </text:p>
      <text:p text:style-name="P21"/>
      <text:p text:style-name="P29">DeMorgan’s Law: <text:s/>try to make the sides equivalent</text:p>
      <text:p text:style-name="P21"><text:span text:style-name="T15">[(Party </text:span>∨ ¬<text:span text:style-name="T15">(</text:span>Food ∧ Drinks <text:span text:style-name="T15">))] </text:span>⇒ [¬(Food ∧ Drinks) ∨ Party] </text:p>
      <text:p text:style-name="P21"/>
      <text:p text:style-name="P29">Commutativity of <text:span text:style-name="T1">∨: </text:span>the sides are now equal</text:p>
      <text:p text:style-name="P21"><text:span text:style-name="T15">[(</text:span>¬<text:span text:style-name="T15">(</text:span>Food ∧ Drinks <text:span text:style-name="T15">) </text:span>∨ <text:span text:style-name="T15">Party )] </text:span>⇒ [¬(Food ∧ Drinks) ∨ Party] </text:p>
      <text:p text:style-name="P21"/>
      <text:p text:style-name="P29">Because A <text:span text:style-name="T1">⇒ </text:span>A, and A encompasses all models of A. <text:s/>A is Valid.</text:p>
      <text:p text:style-name="P21"/>
      <text:p text:style-name="P16">c. Prove your answer to (a) using resolution.</text:p>
      <text:p text:style-name="P16"/>
      <text:p text:style-name="P30">Given: <text:span text:style-name="T1">[(Food ⇒ Party) ∨ (Drinks ⇒ Party)] ⇒ [(Food ∧ Drinks) ⇒ Party]</text:span></text:p>
      <text:p text:style-name="P31">We can prove by contradiction such that if we assume this is false then</text:p>
      <text:p text:style-name="P23">¬<text:span text:style-name="T26">[</text:span>[(Food ⇒ Party) ∨ (Drinks ⇒ Party)] ⇒ [(Food ∧ Drinks) ⇒ Party]<text:span text:style-name="T26">]</text:span> <text:span text:style-name="T25">must be true</text:span></text:p>
      <text:p text:style-name="P32"/>
      <text:p text:style-name="P32">Simplifying it becomes: </text:p>
      <text:p text:style-name="P32"><text:span text:style-name="T1">¬</text:span>[<text:span text:style-name="T1">[(¬(Food ∧ Drinks ) ∨ Party )] ⇒ [¬(Food ∧ Drinks) ∨ Party]</text:span>]<text:span text:style-name="T1"> </text:span></text:p>
      <text:p text:style-name="P32"><text:span text:style-name="T1">¬</text:span>[<text:span text:style-name="T1">¬[(¬(Food ∧ Drinks ) ∨ Party )]</text:span>}<text:span text:style-name="T1"> ∨ [¬(Food ∧ Drinks) ∨ Party]</text:span>]</text:p>
      <text:p text:style-name="P32">Which by double negation becomes…</text:p>
      <text:p text:style-name="P32"><text:span text:style-name="T1">[(¬(Food ∧ Drinks ) ∨ Party )] ∧ [(Food ∧ Drinks) ∨ ¬Party] </text:span>by a series of distribution over V, and negations</text:p>
      <text:p text:style-name="P32"/>
      <text:p text:style-name="P32">This cannot be true as either Party or <text:span text:style-name="T1">(Food ∧ Drinks) </text:span>cannot be true at the same time. Thereby, if the negation is false, the anti-negation must be T<text:span text:style-name="T27">ru</text:span>e, or Valid</text:p>
      <text:p text:style-name="P32"><text:s/></text:p>
      <text:p text:style-name="P16"/>
      <text:p text:style-name="P16"><text:soft-page-break/></text:p>
      <text:p text:style-name="P16">8.9) This exercise uses the function Map Color and predicates In(x, y), Borders (x, y), and</text:p>
      <text:p text:style-name="P16">Country(x), whose arguments are geographical regions, along with constant symbols for</text:p>
      <text:p text:style-name="P16">various regions. In each of the following we give an English sentence and a number of can-</text:p>
      <text:p text:style-name="P22">didate logical expressions. For each of the logical expressions, state whether it </text:p>
      <text:p text:style-name="P22"/>
      <text:p text:style-name="P22">(1) correctly expresses the English sentence;</text:p>
      <text:p text:style-name="P22">(2) is syntactically invalid and therefore meaningless; or</text:p>
      <text:p text:style-name="P22">(3) is syntactically valid but does not express the meaning of the English sentence.</text:p>
      <text:p text:style-name="P16"/>
      <text:p text:style-name="P16">a. Paris and Marseilles are both in France.</text:p>
      <text:p text:style-name="P16">(i) In(Paris ∧ Marseilles, France ). <text:span text:style-name="T17">2, </text:span><text:span text:style-name="T20">Operator in function</text:span></text:p>
      <text:p text:style-name="P16">(ii) In(Paris, France ) ∧ In(Marseilles, France ). <text:span text:style-name="T17">1, </text:span><text:span text:style-name="T21">Paris is in France AND Marseilles is in France</text:span></text:p>
      <text:p text:style-name="P24">(iii) In(Paris, France ) ∨ In(Marseilles, France ).<text:span text:style-name="T16"> </text:span><text:span text:style-name="T17">3, </text:span><text:span text:style-name="T21">Paris is in France OR Marseilles is in France</text:span></text:p>
      <text:p text:style-name="P16"/>
      <text:p text:style-name="P16">b. There is a country that borders both Iraq and Pakistan.</text:p>
      <text:p text:style-name="P26">(i)∃ c Country (c) ∧ Border (c, Iraq ) ∧ Border (c, Pakistan). </text:p>
      <text:p text:style-name="P26"><text:span text:style-name="T21">1</text:span><text:span text:style-name="T23"> </text:span><text:span text:style-name="T17">T</text:span><text:span text:style-name="T21">he</text:span><text:span text:style-name="T22">re</text:span><text:span text:style-name="T21"> is a country and a border between it and Iraq and a border between it and Pakistan</text:span></text:p>
      <text:p text:style-name="P26">(ii)∃ c Country (c) ⇒ [Border (c, Iraq ) ∧ Border (c, Pakistan)]. </text:p>
      <text:p text:style-name="P26"><text:span text:style-name="T17">1 T</text:span><text:span text:style-name="T22">here is a country that is bordered by Iraq and Pakistan</text:span></text:p>
      <text:p text:style-name="P25">(iii)[∃ c Country(c)] ⇒ [Border (c, Iraq ) ∧ Border (c, Pakistan)]. <text:span text:style-name="T17">2, </text:span><text:span text:style-name="T22">has brackets around the </text:span><text:span text:style-name="T16">∃ c Country(c)</text:span></text:p>
      <text:p text:style-name="P25">(iv)∃ c Border (Country(c), Iraq ∧ Pakistan). <text:span text:style-name="T19">2, </text:span><text:span text:style-name="T20">Operator in function</text:span></text:p>
      <text:p text:style-name="P16"/>
      <text:p text:style-name="P16">c. All countries that border Ecuador are in South America.</text:p>
      <text:p text:style-name="P26">(I) ∀ c Country(c) ∧ Border (c, Ecuador ) ⇒ In(c, SouthAmerica).</text:p>
      <text:p text:style-name="P26"><text:span text:style-name="T19">1 </text:span><text:span text:style-name="T22">Of </text:span><text:span text:style-name="T19">A</text:span><text:span text:style-name="T22">ll countries with borders to Ecuador are in </text:span><text:span text:style-name="T23">S</text:span><text:span text:style-name="T22">outh America</text:span></text:p>
      <text:p text:style-name="P26">(ii) ∀ c Country(c) ⇒ [Border (c, Ecuador ) ⇒ In(c, SouthAmerica)].</text:p>
      <text:p text:style-name="P26"><text:span text:style-name="T19">1 </text:span><text:span text:style-name="T22">Of </text:span><text:span text:style-name="T19">All countries, </text:span><text:span text:style-name="T22">those that have</text:span><text:span text:style-name="T19"> borders to Ecuador, are in </text:span><text:span text:style-name="T23">S</text:span><text:span text:style-name="T19">outh America</text:span></text:p>
      <text:p text:style-name="P26">(iii) ∀ c [Country(c) ⇒ Border (c, Ecuador )] ⇒ In(c, SouthAmerica).</text:p>
      <text:p text:style-name="P26"><text:span text:style-name="T23">3 A country that borders Ecuador, All of them, are in South America</text:span></text:p>
      <text:p text:style-name="P26">(iv) ∀ c Country(c) ∧ Border (c, Ecuador ) ∧ In(c, SouthAmerica).</text:p>
      <text:p text:style-name="P26"><text:span text:style-name="T19">3 A</text:span><text:span text:style-name="T22">ll countries AND have borders to Ecuador AND are in South </text:span><text:span text:style-name="T23">A</text:span><text:span text:style-name="T22">merica</text:span></text:p>
      <text:p text:style-name="P16"/>
      <text:p text:style-name="P16">d. No region in South America borders any region in Europe.</text:p>
      <text:p text:style-name="P26">(I) ¬[∃ c, d In(c, SouthAmerica ) ∧ In(d, Europe ) ∧ Borders(c, d)].</text:p>
      <text:p text:style-name="P26"><text:span text:style-name="T18">1 T</text:span><text:span text:style-name="T23">here is no country in south America and Europe that also shared a border</text:span></text:p>
      <text:p text:style-name="P26">(ii) ∀ c, d [In(c, SouthAmerica) ∧ In(d, Europe )] ⇒ ¬Borders(c, d)].</text:p>
      <text:p text:style-name="P26"><text:span text:style-name="T19">1 A</text:span><text:span text:style-name="T23">ll Countries (c,d), with c in South America and d in Europe, there is no border between them.</text:span></text:p>
      <text:p text:style-name="P26">(iii) ¬∀ c In(c, SouthAmerica ) ⇒ ∃ d In(d, Europe ) ∧ ¬Borders(c, d).</text:p>
      <text:p text:style-name="P26"><text:span text:style-name="T19">3 </text:span><text:span text:style-name="T23">With </text:span><text:span text:style-name="T19">N</text:span><text:span text:style-name="T23">o country C in south America, there exists a country d in Europe , and does not border C</text:span></text:p>
      <text:p text:style-name="P26">(iv) ∀ c In(c, SouthAmerica) ⇒ ∀ d In(d, Europe ) ⇒ ¬Borders(c, d).</text:p>
      <text:p text:style-name="P26"><text:span text:style-name="T19">1 F</text:span><text:span text:style-name="T23">or all countries in South America, there are All countries in Europe, there are no borders shared</text:span></text:p>
      <text:p text:style-name="P16"/>
      <text:p text:style-name="P16">e. No two adjacent countries have the same map color.</text:p>
      <text:p text:style-name="P27">(i) ∀ x, y ¬Country(x) ∨ ¬Country(y) ∨ ¬Borders(x, y) ∨ ¬(MapColor (x) = MapColor (y)).</text:p>
      <text:p text:style-name="P27"><text:soft-page-break/><text:span text:style-name="T19">1, </text:span><text:span text:style-name="T24">For all xy there is no country x or no country y or no border between x,y or no same map color between x and y</text:span></text:p>
      <text:p text:style-name="P27">(ii)∀ x, y (Country(x) ∧ Country(y) ∧ Borders (x, y) ∧ ¬(x = y)) ⇒ ¬(MapColor (x) = MapColor (y)) </text:p>
      <text:p text:style-name="P27"><text:span text:style-name="T18">3, </text:span><text:span text:style-name="T24">For all X,y there is (a country X and a country Y that share borders and x,y are not the same country) such that they no not share map colors</text:span></text:p>
      <text:p text:style-name="P27">(iii) ∀ x, y Country(x) ∧ Country(y) ∧ Borders(x, y) ∧ ¬(MapColor (x) = MapColor (y)).</text:p>
      <text:p text:style-name="P27"><text:span text:style-name="T19">3, </text:span><text:span text:style-name="T24">For all xy there is a country x, and a country y that share borders such that they no not share map colors</text:span></text:p>
      <text:p text:style-name="P27">(iv) ∀ x, y (Country(x) ∧ Country(y) ∧ Borders (x, y)) ⇒ MapColor (x # = y). <text:span text:style-name="T18">2 </text:span><text:span text:style-name="T16"># </text:span><text:span text:style-name="T24">is not a symbol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21:32:06.474822387</meta:creation-date>
    <dc:date>2018-11-15T20:41:45.026946482</dc:date>
    <meta:editing-duration>PT49M4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4" meta:paragraph-count="106" meta:word-count="1327" meta:character-count="6620" meta:non-whitespace-character-count="5391"/>
  </office:meta>
</office:document-meta>
</file>